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11.726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fo:font-family="'Garamond Premr Pro Smbd Disp'" style:font-family-generic="roman" style:font-pitch="variable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fo:font-family="'Garamond Premr Pro'" style:font-family-generic="roman" style:font-pitch="variable" fo:font-size="24pt" style:font-size-asian="24pt" style:font-size-complex="24pt"/>
    </style:style>
    <style:style style:name="P5" style:family="paragraph">
      <style:text-properties fo:font-size="29pt" style:font-size-asian="29pt" style:font-size-complex="29pt"/>
    </style:style>
    <style:style style:name="P6" style:family="paragraph">
      <style:text-properties fo:font-family="'Garamond Premr Pro Smbd Disp'" style:font-family-generic="roman" style:font-pitch="variable" fo:font-size="29pt" style:font-size-asian="29pt" style:font-size-complex="29pt"/>
    </style:style>
    <style:style style:name="P7" style:family="paragraph">
      <style:paragraph-properties fo:line-height="60%" fo:text-align="center"/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fo:font-family="'Garamond Premr Pro'" style:font-family-generic="roman" style:font-pitch="variable" fo:font-size="30.5pt" style:font-size-asian="30.5pt" style:font-size-complex="30.5pt"/>
    </style:style>
    <style:style style:name="T2" style:family="text">
      <style:text-properties fo:font-family="'Garamond Premr Pro'" style:font-family-generic="roman" style:font-pitch="variable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fo:font-family="'Garamond Premr Pro'" style:font-family-generic="roman" style:font-pitch="variable" fo:font-size="29.8999996185303pt" fo:font-style="normal" fo:text-shadow="none" style:text-underline-style="none" fo:font-weight="normal" style:letter-kerning="true" style:font-family-asian="'Garamond Premr Pro'" style:font-family-generic-asian="roman" style:font-pitch-asian="variable" style:font-size-asian="29.8999996185303pt" style:font-style-asian="normal" style:font-weight-asian="normal" style:font-family-complex="'Garamond Premr Pro'" style:font-family-generic-complex="roman" style:font-pitch-complex="variable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Garamond Premr Pro'" style:font-family-generic="roman" style:font-pitch="variable" fo:font-size="30pt" style:font-size-asian="30pt" style:font-size-complex="30pt"/>
    </style:style>
    <style:style style:name="T5" style:family="text">
      <style:text-properties fo:font-family="'Garamond Premr Pro'" style:font-family-generic="roman" style:font-pitch="variable" fo:font-size="28pt" style:font-size-asian="28pt" style:font-size-complex="28pt"/>
    </style:style>
    <style:style style:name="T6" style:family="text">
      <style:text-properties fo:font-family="'Garamond Premr Pro'" style:font-family-generic="roman" style:font-pitch="variable" fo:font-size="54pt" style:font-size-asian="54pt" style:font-size-complex="54pt"/>
    </style:style>
    <style:style style:name="T7" style:family="text">
      <style:text-properties fo:font-family="'Garamond Premr Pro'" style:font-family-generic="roman" style:font-pitch="variable" fo:font-size="28.5pt" style:font-size-asian="28.5pt" style:font-size-complex="28.5pt"/>
    </style:style>
    <style:style style:name="T8" style:family="text">
      <style:text-properties fo:font-family="'Garamond Premr Pro'" style:font-family-generic="roman" style:font-pitch="variable" fo:font-size="33pt" style:font-size-asian="33pt" style:font-size-complex="33pt"/>
    </style:style>
    <style:style style:name="T9" style:family="text">
      <style:text-properties fo:font-family="'Garamond Premr Pro'" style:font-family-generic="roman" style:font-pitch="variable" fo:font-size="62pt" style:font-size-asian="62pt" style:font-size-complex="62pt"/>
    </style:style>
    <style:style style:name="T10" style:family="text">
      <style:text-properties fo:font-family="'Garamond Premr Pro'" style:font-family-generic="roman" style:font-pitch="variable" fo:font-size="24pt" style:font-size-asian="24pt" style:font-size-complex="24pt"/>
    </style:style>
    <style:style style:name="T11" style:family="text">
      <style:text-properties fo:font-family="'Garamond Premr Pro Smbd Disp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30.842cm" svg:y="6.127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1.631cm" svg:y="6.669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2.208cm" svg:y="6.672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4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2.814cm" svg:y="6.669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4.196cm" svg:y="6.506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4.615cm" svg:y="6.127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5.386cm" svg:y="6.672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-11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8.879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30.378cm" svg:y="3.277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35-66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2.602cm" svg:y="3.321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4.832cm" svg:y="3.277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6.977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4.917cm" svg:y="15.495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frame draw:style-name="gr4" draw:text-style-name="P6" draw:layer="layout" svg:width="14.765cm" svg:height="3.066cm" draw:transform="rotate (-1.5707963267949) translate (23.107cm 1.619cm)">
          <draw:text-box>
            <text:p text:style-name="P5"><text:span text:style-name="T11"> <text:s/> <text:s/> <text:s/> <text:s/></text:span></text:p>
          </draw:text-box>
        </draw:frame>
        <draw:g>
          <draw:path draw:style-name="gr5" draw:text-style-name="P7" draw:layer="layout" svg:width="1.536cm" svg:height="1.882cm" svg:x="28.386cm" svg:y="8.789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5" draw:text-style-name="P7" draw:layer="layout" svg:width="2.059cm" svg:height="1.911cm" svg:x="30.082cm" svg:y="8.804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5" draw:text-style-name="P7" draw:layer="layout" svg:width="1.665cm" svg:height="1.882cm" svg:x="32.218cm" svg:y="8.793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17 1338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-110-916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5" draw:text-style-name="P7" draw:layer="layout" svg:width="1.548cm" svg:height="1.87cm" svg:x="34.101cm" svg:y="8.808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5" draw:text-style-name="P7" draw:layer="layout" svg:width="0.88cm" svg:height="1.866cm" svg:x="35.786cm" svg:y="8.80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1.789cm" svg:height="1.955cm" svg:x="36.932cm" svg:y="8.764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5" draw:text-style-name="P7" draw:layer="layout" svg:width="2.018cm" svg:height="1.885cm" svg:x="27.419cm" svg:y="11.562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537-1800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5" draw:text-style-name="P7" draw:layer="layout" svg:width="2.045cm" svg:height="1.955cm" svg:x="29.771cm" svg:y="11.53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35-67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5" draw:text-style-name="P7" draw:layer="layout" svg:width="2.45cm" svg:height="1.878cm" svg:x="32.007cm" svg:y="11.57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5" draw:text-style-name="P7" draw:layer="layout" svg:width="2.061cm" svg:height="1.914cm" svg:x="34.528cm" svg:y="11.522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-8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5" draw:text-style-name="P7" draw:layer="layout" svg:width="0.88cm" svg:height="1.866cm" svg:x="36.698cm" svg:y="11.574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7" draw:layer="layout" svg:width="2.062cm" svg:height="1.918cm" svg:x="37.729cm" svg:y="11.574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  <draw:frame draw:style-name="gr4" draw:text-style-name="P6" draw:layer="layout" svg:width="5.692cm" svg:height="3.066cm" draw:transform="rotate (-1.5707963267949) translate (23.123cm 21.519cm)">
          <draw:text-box>
            <text:p text:style-name="P5"><text:span text:style-name="T11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4.755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7-05T07:33:48.53</dc:date>
    <meta:editing-duration>PT41M54S</meta:editing-duration>
    <meta:editing-cycles>26</meta:editing-cycles>
    <meta:generator>LibreOffice/4.0.3.3$Windows_x86 LibreOffice_project/0eaa50a932c8f2199a615e1eb30f7ac74279539</meta:generator>
    <meta:document-statistic meta:object-count="30"/>
  </office:meta>
</office:document-meta>
</file>